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6" calcext:value-type="float">
            <text:p>-15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7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5:35:02.160571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7T15:43:01.411670549</dc:date>
    <meta:editing-duration>PT4H10M26S</meta:editing-duration>
    <meta:editing-cycles>38</meta:editing-cycles>
    <meta:document-statistic meta:table-count="1" meta:cell-count="10519" meta:object-count="0"/>
  </office:meta>
</office:document-meta>
</file>